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text-properties fo:font-style="italic" style:font-style-asian="italic" style:font-style-complex="italic"/>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paragraph-properties fo:break-before="page"/>
      <style:text-properties fo:language="en" fo:country="US"/>
    </style:style>
    <style:style style:name="P5" style:family="paragraph" style:parent-style-name="Text_20_body">
      <style:paragraph-properties fo:break-before="page"/>
      <style:text-properties fo:language="en" fo:country="US" fo:font-style="italic" style:font-style-asian="italic" style:font-style-complex="italic"/>
    </style:style>
    <style:style style:name="P6" style:family="paragraph" style:parent-style-name="Standard">
      <style:paragraph-properties fo:text-align="center" style:justify-single-word="false"/>
      <style:text-properties style:font-name="Arial" fo:font-size="18pt" fo:language="en" fo:country="US" style:font-size-asian="18pt" style:font-size-complex="18pt"/>
    </style:style>
    <style:style style:name="P7" style:family="paragraph" style:parent-style-name="Standard">
      <style:text-properties fo:language="en" fo:country="US"/>
    </style:style>
    <style:style style:name="P8" style:family="paragraph">
      <style:paragraph-properties fo:text-align="center"/>
    </style:style>
    <style:style style:name="P9" style:family="paragraph">
      <style:text-properties fo:font-size="10pt" style:font-size-asian="10pt" style:font-size-complex="10pt"/>
    </style:style>
    <style:style style:name="P10" style:family="paragraph">
      <style:text-properties fo:language="en" fo:country="US"/>
    </style:style>
    <style:style style:name="P11" style:family="paragraph">
      <style:text-properties fo:font-size="10pt" fo:language="en" fo:country="US"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style:font-size-asian="10pt" style:font-size-complex="10pt"/>
    </style:style>
    <style:style style:name="T4" style:family="text">
      <style:text-properties fo:font-size="10pt" fo:language="en" fo:country="US" style:font-size-asian="10pt" style:font-size-complex="10pt"/>
    </style:style>
    <style:style style:name="fr1" style:family="graphic" style:parent-style-name="Frame">
      <style:graphic-properties style:vertical-pos="from-top" style:vertical-rel="paragraph" style:horizontal-pos="from-left" style:horizontal-rel="paragraph"/>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00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hatch" draw:fill-color="#ff0000" draw:fill-hatch-name="Red_20_Crossed_20_45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hatch" draw:fill-color="#ffff00" draw:fill-hatch-name="Red_20_Crossed_20_0_20_Degre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3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d32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ust Framework</text:p>
      <text:p text:style-name="P7"/>
      <text:p text:style-name="P3"><text:span text:style-name="T1">Crisis!</text:span> This is the most popular word today, we have political, economical, human, social, value, resource, soil, water, health, medical, … and we also have thousands, light-minded, short-visioned, conflicting alert solutions built from partial knowledge. What we miss is a medium and long term vision: thoughts about fifteen, fifty or five hundred years in the future in a social or a geographical area. Without them we all pursue personal exits: reserve, escape, get the last big win with an investment before the collapse – and those who can't afford that just pile up unpayed bills and loans on each other. We are scared of civil wars, starvation, collapsing civilization, or the opposite: global dictatorship, mind control, persuasion by race, faith or ideology. <text:span text:style-name="T1">The good news: this all is created by us, and will come only if we are unable to stop making them true.</text:span></text:p>
      <text:p text:style-name="P2">Okay, but what is this whole stuff then? The answer is in the history of human civilization. This is merely a documented form of the evolutionary battle among ideologies. The key factors in this struggle are: the size of the community that they can hold together as a unit; and how effective it is in turning the members against another groups. A fight among ideologies through human beings, for the souls and lands of other tribes.</text:p>
      <text:p text:style-name="P2">According to the experience of our history, the most effective, global winner in this war is our current „capitalist” approach, the „consumer society” which is built upon the human envy, egoism, the desire of possession, the illusion of independence and freedom, the fear and seclusion from the alien and unknown. This is enforced by all organizational means: the public media and the monetary control system, and thus it can fully exploit the organizing capacity, individual creativity <text:s/>and defenselessness, all for growth and conquest.</text:p>
      <text:p text:style-name="P2">There is only one problem: the victory itself. This approach has won the final battle against the “great enemy”, today there are no “they”: with some isolated exceptions all the seven billion inhabitants of this planet is governed by the same ideology. The tools specialized for conquest can't handle this situation, this is like sharks have won the contest and rule the oceans. Quite an unfriendly picture. It results the common conception that everything must be controlled by money, that all of us are driven by conflicting needs, we all are fundamentally lazy and envious. Without the laws and armed control organizations, we would constantly rob each other, without the need to get money nobody would work but laze all around.</text:p>
      <text:p text:style-name="P2">It is very important to repeat this in all the channels, otherwise we would realize what a ridiculous nonsense it is, and the truth is just the opposite:<text:span text:style-name="T1"> there is no money in any living organization, and it leads only to a collapse where appears!</text:span> Nobody pays for doing a common task in a family to each other, but we all do our tasks with trust for the common well being. Employees don't pay to each other at their workplaces, but do their best to help each other in solving their common assignments. The calling of a doctor, fireman or teacher can't be replaced nor created by any salary – although the dependence and lack of it can truly ruin it. The professionalism of a farmer or a craftsman, and their respect to their crafts does not depend on money and in fact can't be payed.</text:p>
      <text:p text:style-name="P2">The operability of any system depends on one single factor: the size of the community that I think about as “we”. Within this community created by the notion “we”, the best for me is to contribute to raise the level of our common well being, safety, future – even against “them”, with whom I have no shared interests. But now, “they” are no more, we form a global system with global power.</text:p>
      <text:p text:style-name="P2"><text:span text:style-name="T1">Consequentially, the solution to this problem is informatics:</text:span> we must allow the proper handling of this “we” notion for the whole human civilization, to form and handle our common tasks and aims in a way that we all can accept, and control our actions in the same way. Like a family, like a living workplace: directly, through negotiations, and without any inserted and fundamentally contra-motivated “mediator” elements and organizations (money, banks, laws, politics, ...)</text:p>
      <text:p text:style-name="P5">Pardon me? Still not enough of those stupid computers and beeping gadgets?</text:p>
      <text:p text:style-name="P2">The problem is not with the machines. Today we have a single, global control system on this planet, we can talk to a person anywhere on the globe in real time, without the delay of physical transfer of the message or personal travel. In the same way, the time limitations have also vanished: anyone can read the words of people lived some thousands of years ago, and our words can prevail and reach unlimited amount of listeners independently from the moment of their birth and the actual audience. This is the true value of our current informatics.</text:p>
      <text:p text:style-name="P2">However today informatics itself is the victim of this competing approach, and it malfunctions. The huge development both in hardware capacity and informatics science is in vain: because of the business motivations it has to solve the same tasks again and again, and instead of quality advancements it must show up numeric growth without any practical value in our everyday life. For example a current mobile phone has a higher hardware capacity than a whole system running the production control system of a factory a few decades ago. Today we have a credit card sized generic computer with 1W consumption for 25 dollars, having higher values in all parameters than a top category software development computer ten years ago.</text:p>
      <text:p text:style-name="P2">We all experience that the entertainment capacity of our computer systems have improved seriously, but the beneficial services remained mostly the same (from the system boot time, and the really used functions of office software, to the features of services like public medical systems) – although if we run and efficiently use a decade old, “then best” software on current hardware, it would have incredible speed. We programmers surely do something very wrong, and not by chance but as a result of an evident common pressure.</text:p>
      <text:p text:style-name="P2">The solution is Dust Framework. The name is the abbreviation of Distributed Unit System Technology but the literal meaning itself expresses the essence that can be summarized without technical details as follows.</text:p>
      <text:p text:style-name="P2">Our current, global and incredibly fast informatics infrastructure is able to represent each and every element of the physical world as a single, unique data structure, and make it available and manageable anytime and anywhere on Earth with minimal hardware requirements (compared to our current standards). This is like the things in our world would form a cloud of dust in the informatics plane, from which I could access each and every piece directly. It works like the iron powder on a paper: it is arranged by the field of a magnet under, where this invisible field is our request.</text:p>
      <text:p text:style-name="P2"><draw:frame draw:style-name="fr1" draw:name="Keret1" text:anchor-type="paragraph" svg:x="9.696cm" svg:y="2.942cm" svg:width="7.248cm" draw:z-index="43"><draw:text-box fo:min-height="6.117cm"><text:p text:style-name="P1"><draw:custom-shape text:anchor-type="paragraph" draw:z-index="62"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1"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60"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9" draw:style-name="gr4" svg:width="0.445cm" svg:height="0.445cm" svg:x="3.489cm" svg:y="0.323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8"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1"><draw:line text:anchor-type="paragraph" draw:z-index="52" draw:style-name="gr6" draw:text-style-name="P8" svg:x1="0.646cm" svg:y1="0.041cm" svg:x2="1.581cm" svg:y2="2.913cm"><text:p/></draw:line><draw:line text:anchor-type="paragraph" draw:z-index="51" draw:style-name="gr6" draw:text-style-name="P8" svg:x1="1.692cm" svg:y1="0.115cm" svg:x2="2.447cm" svg:y2="2.637cm"><text:p/></draw:line><draw:line text:anchor-type="paragraph" draw:z-index="50" draw:style-name="gr6" draw:text-style-name="P8" svg:x1="2.692cm" svg:y1="0.048cm" svg:x2="3.426cm" svg:y2="3.447cm"><text:p/></draw:line><draw:line text:anchor-type="paragraph" draw:z-index="49" draw:style-name="gr6" draw:text-style-name="P8" svg:x1="3.671cm" svg:y1="0.069cm" svg:x2="4.227cm" svg:y2="3.043cm"><text:p/></draw:line><draw:line text:anchor-type="paragraph" draw:z-index="48" draw:style-name="gr6" draw:text-style-name="P8" svg:x1="4.648cm" svg:y1="0.004cm" svg:x2="5.138cm" svg:y2="2.712cm"><text:p/></draw:line><draw:frame text:anchor-type="paragraph" draw:z-index="45" draw:style-name="gr10" draw:text-style-name="P9" svg:width="1.578cm" svg:height="0.408cm" svg:x="5.138cm" svg:y="0.37cm"><draw:text-box><text:p><text:span text:style-name="T3">Our world</text:span></text:p></draw:text-box></draw:frame></text:p><text:p text:style-name="P1"/><text:p text:style-name="P1"><draw:custom-shape text:anchor-type="paragraph" draw:z-index="44" draw:style-name="gr12" draw:text-style-name="P8" svg:width="5.76cm" svg:height="1.913cm" svg:x="0.335cm" svg:y="0.896cm"><text:p/><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text:anchor-type="paragraph" draw:z-index="57" draw:style-name="gr1" svg:width="0.445cm" svg:height="0.468cm" svg:x="1.332cm" svg:y="1.51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56" draw:style-name="gr2" svg:width="0.445cm" svg:height="0.445cm" svg:x="2.245cm" svg:y="1.24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55" draw:style-name="gr3" svg:width="0.334cm" svg:height="0.334cm" svg:x="3.268cm" svg:y="2.0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4" draw:style-name="gr4" svg:width="0.445cm" svg:height="0.445cm" svg:x="4.069cm" svg:y="1.64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3" draw:style-name="gr5" svg:width="0.422cm" svg:height="0.357cm" svg:x="4.958cm" svg:y="1.31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7" draw:style-name="gr6" draw:text-style-name="P8" svg:x1="0.646cm" svg:y1="0.002cm" svg:x2="6.604cm" svg:y2="0.002cm"><text:p/></draw:line><draw:frame text:anchor-type="paragraph" draw:z-index="46" draw:style-name="gr10" draw:text-style-name="P9" svg:width="4.959cm" svg:height="0.408cm" svg:x="0.868cm" svg:y="2.905cm"><draw:text-box><text:p><text:span text:style-name="T4">Dust based informatics system</text:span></text:p></draw:text-box></draw:frame></text:p></draw:text-box></draw:frame><draw:frame draw:style-name="fr1" draw:name="Keret2" text:anchor-type="paragraph" svg:x="0.03cm" svg:y="2.932cm" svg:width="7.248cm" draw:z-index="0"><draw:text-box fo:min-height="6.048cm"><text:p text:style-name="P1"><draw:custom-shape text:anchor-type="paragraph" draw:z-index="1" draw:style-name="gr1" svg:width="0.445cm" svg:height="0.468cm" svg:x="0.397cm" svg:y="0.27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 draw:style-name="gr2" svg:width="0.445cm" svg:height="0.445cm" svg:x="1.468cm" svg:y="0.369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3" draw:style-name="gr3" svg:width="0.334cm" svg:height="0.334cm" svg:x="2.512cm" svg:y="0.413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4" draw:style-name="gr4" svg:width="0.445cm" svg:height="0.445cm" svg:x="3.623cm" svg:y="0.3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5" draw:style-name="gr5" svg:width="0.422cm" svg:height="0.357cm" svg:x="4.468cm" svg:y="0.34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text:p text:style-name="P1"><draw:line text:anchor-type="paragraph" draw:z-index="11" draw:style-name="gr6" draw:text-style-name="P8" svg:x1="0.646cm" svg:y1="0.041cm" svg:x2="1.091cm" svg:y2="1.466cm"><text:p/></draw:line><draw:line text:anchor-type="paragraph" draw:z-index="12" draw:style-name="gr6" draw:text-style-name="P8" svg:x1="0.646cm" svg:y1="0.041cm" svg:x2="2.579cm" svg:y2="2.32cm"><text:p/></draw:line><draw:line text:anchor-type="paragraph" draw:z-index="13" draw:style-name="gr6" draw:text-style-name="P8" svg:x1="0.646cm" svg:y1="0.041cm" svg:x2="5.848cm" svg:y2="2.703cm"><text:p/></draw:line><draw:line text:anchor-type="paragraph" draw:z-index="14" draw:style-name="gr6" draw:text-style-name="P8" svg:x1="1.667cm" svg:y1="0.115cm" svg:x2="0.646cm" svg:y2="1.934cm"><text:p/></draw:line><draw:line text:anchor-type="paragraph" draw:z-index="15" draw:style-name="gr6" draw:text-style-name="P8" svg:x1="4.648cm" svg:y1="0.004cm" svg:x2="5.759cm" svg:y2="3.17cm"><text:p/></draw:line><draw:line text:anchor-type="paragraph" draw:z-index="27" draw:style-name="gr6" draw:text-style-name="P8" svg:x1="1.667cm" svg:y1="0.115cm" svg:x2="2.179cm" svg:y2="2.703cm"><text:p/></draw:line><draw:line text:anchor-type="paragraph" draw:z-index="28" draw:style-name="gr6" draw:text-style-name="P8" svg:x1="1.667cm" svg:y1="0.115cm" svg:x2="3.935cm" svg:y2="2.013cm"><text:p/></draw:line><draw:line text:anchor-type="paragraph" draw:z-index="29" draw:style-name="gr6" draw:text-style-name="P8" svg:x1="2.69cm" svg:y1="0.069cm" svg:x2="1.09cm" svg:y2="2.468cm"><text:p/></draw:line><draw:line text:anchor-type="paragraph" draw:z-index="30" draw:style-name="gr6" draw:text-style-name="P8" svg:x1="2.713cm" svg:y1="0.131cm" svg:x2="2.801cm" svg:y2="3.779cm"><text:p/></draw:line><draw:line text:anchor-type="paragraph" draw:z-index="31" draw:style-name="gr6" draw:text-style-name="P8" svg:x1="2.69cm" svg:y1="0.085cm" svg:x2="6.271cm" svg:y2="3.509cm"><text:p/></draw:line><draw:line text:anchor-type="paragraph" draw:z-index="32" draw:style-name="gr6" draw:text-style-name="P8" svg:x1="3.824cm" svg:y1="0.069cm" svg:x2="0.734cm" svg:y2="2.976cm"><text:p/></draw:line><draw:line text:anchor-type="paragraph" draw:z-index="33" draw:style-name="gr6" draw:text-style-name="P8" svg:x1="3.824cm" svg:y1="0.085cm" svg:x2="4.313cm" svg:y2="2.757cm"><text:p/></draw:line><draw:line text:anchor-type="paragraph" draw:z-index="34" draw:style-name="gr6" draw:text-style-name="P8" svg:x1="3.824cm" svg:y1="0.041cm" svg:x2="5.826cm" svg:y2="4.137cm"><text:p/></draw:line><draw:line text:anchor-type="paragraph" draw:z-index="35" draw:style-name="gr6" draw:text-style-name="P8" svg:x1="4.648cm" svg:y1="0.041cm" svg:x2="1.178cm" svg:y2="3.184cm"><text:p/></draw:line><draw:line text:anchor-type="paragraph" draw:z-index="36" draw:style-name="gr6" draw:text-style-name="P8" svg:x1="4.647cm" svg:y1="0.085cm" svg:x2="2.312cm" svg:y2="3.459cm"><text:p/></draw:line><draw:frame text:anchor-type="paragraph" draw:z-index="38" draw:style-name="gr10" draw:text-style-name="P9" svg:width="1.609cm" svg:height="0.408cm" svg:x="5.039cm" svg:y="0.085cm"><draw:text-box><text:p><text:span text:style-name="T3">Our world</text:span></text:p></draw:text-box></draw:frame></text:p><text:p text:style-name="P1"><draw:custom-shape text:anchor-type="paragraph" draw:z-index="18" draw:style-name="gr7" svg:width="1.357cm" svg:height="2.479cm" svg:x="3.424cm" svg:y="0.365cm"><text:p/><draw:enhanced-geometry svg:viewBox="0 0 21600 21600" draw:type="rectangle" draw:enhanced-path="M 0 0 L 21600 0 21600 21600 0 21600 0 0 Z N"/></draw:custom-shape><draw:line text:anchor-type="paragraph" draw:z-index="37" draw:style-name="gr6" draw:text-style-name="P8" svg:x1="0.134cm" svg:y1="0.097cm" svg:x2="6.715cm" svg:y2="0.097cm"><text:p/></draw:line></text:p><text:p text:style-name="P1"><draw:custom-shape text:anchor-type="paragraph" draw:z-index="6" draw:style-name="gr2" svg:width="0.445cm" svg:height="0.468cm" svg:x="0.841cm" svg:y="0.06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7" draw:style-name="gr2" svg:width="0.445cm" svg:height="0.445cm" svg:x="0.33cm" svg:y="0.53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8" draw:style-name="gr2" svg:width="0.334cm" svg:height="0.334cm" svg:x="0.912cm" svg:y="1.071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9" draw:style-name="gr2" svg:width="0.445cm" svg:height="0.445cm" svg:x="0.422cm" svg:y="1.57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0" draw:style-name="gr5" svg:width="0.422cm" svg:height="0.209cm" svg:x="5.558cm" svg:y="1.77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6" draw:style-name="gr7" svg:width="1.357cm" svg:height="2.479cm" svg:x="0.132cm" svg:y="-0.088cm"><text:p/><draw:enhanced-geometry svg:viewBox="0 0 21600 21600" draw:type="rectangle" draw:enhanced-path="M 0 0 L 21600 0 21600 21600 0 21600 0 0 Z N"/></draw:custom-shape><draw:custom-shape text:anchor-type="paragraph" draw:z-index="17" draw:style-name="gr7" svg:width="1.357cm" svg:height="2.479cm" svg:x="1.803cm" svg:y="0.201cm"><text:p/><draw:enhanced-geometry svg:viewBox="0 0 21600 21600" draw:type="rectangle" draw:enhanced-path="M 0 0 L 21600 0 21600 21600 0 21600 0 0 Z N"/></draw:custom-shape><draw:custom-shape text:anchor-type="paragraph" draw:z-index="19" draw:style-name="gr7" svg:width="1.357cm" svg:height="2.479cm" svg:x="5.269cm" svg:y="0.912cm"><text:p/><draw:enhanced-geometry svg:viewBox="0 0 21600 21600" draw:type="rectangle" draw:enhanced-path="M 0 0 L 21600 0 21600 21600 0 21600 0 0 Z N"/></draw:custom-shape><draw:custom-shape text:anchor-type="paragraph" draw:z-index="21" draw:style-name="gr1" svg:width="0.445cm" svg:height="0.468cm" svg:x="2.357cm" svg:y="0.923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custom-shape text:anchor-type="paragraph" draw:z-index="20" draw:style-name="gr1" svg:width="0.445cm" svg:height="0.255cm" svg:x="5.667cm" svg:y="1.305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2" draw:style-name="gr8" svg:width="0.445cm" svg:height="0.445cm" svg:x="3.646cm" svg:y="0.616cm"><text:p/><draw:enhanced-geometry svg:viewBox="0 0 21600 21600" draw:glue-points="10800 0 0 8260 4230 21600 10800 21600 17370 21600 21600 8260" draw:text-areas="4230 5080 17370 21600" draw:type="pentagon" draw:enhanced-path="M 10800 0 L 0 8260 4230 21600 17370 21600 21600 8260 10800 0 Z N"/></draw:custom-shape><draw:custom-shape text:anchor-type="paragraph" draw:z-index="24" draw:style-name="gr4" svg:width="0.445cm" svg:height="0.198cm" svg:x="5.602cm" svg:y="2.73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3" draw:style-name="gr9" svg:width="0.445cm" svg:height="0.445cm" svg:x="4.09cm" svg:y="1.3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5" draw:style-name="gr2" svg:width="0.422cm" svg:height="0.357cm" svg:x="0.977cm" svg:y="1.78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6" draw:style-name="gr3" svg:width="0.334cm" svg:height="0.188cm" svg:x="6.202cm" svg:y="2.106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text:anchor-type="paragraph" draw:z-index="39" draw:style-name="gr11" draw:text-style-name="P11" svg:width="4.959cm" svg:height="0.814cm" svg:x="0.134cm" svg:y="2.87cm"><draw:text-box><text:p text:style-name="P10"><text:span text:style-name="T4">Closed systems, repeated, incompatible representations</text:span></text:p></draw:text-box></draw:frame><draw:custom-shape text:anchor-type="paragraph" draw:z-index="40" draw:style-name="gr2" svg:width="0.445cm" svg:height="0.468cm" svg:x="1.958cm" svg:y="1.319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1" draw:style-name="gr5" svg:width="0.445cm" svg:height="0.468cm" svg:x="2.002cm" svg:y="2.062cm"><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42" draw:style-name="gr3" svg:width="0.445cm" svg:height="0.468cm" svg:x="2.581cm" svg:y="2.007cm"><text:p/><draw:enhanced-geometry svg:viewBox="0 0 21600 21600" draw:glue-points="10800 0 0 10800 10800 21600 21600 10800" draw:text-areas="5400 5400 16200 16200" draw:type="diamond" draw:enhanced-path="M 10800 0 L 21600 10800 10800 21600 0 10800 10800 0 Z N"/></draw:custom-shape></text:p></draw:text-box></draw:frame><draw:custom-shape text:anchor-type="paragraph" draw:z-index="63" draw:style-name="gr1" svg:width="1.378cm" svg:height="0.869cm" svg:x="7.832cm" svg:y="5.63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or example, I would like to talk to my friend, Peter. In Dust terms this means invoking Peter's data object from the list of my friends. I choose a voice transmission channel that I have at the moment through which I can talk to Peter. The system chooses the currently available audio equipment on Peter's side and connects it to my channel. <text:span text:style-name="T1">Wait, we do this today... Sure?</text:span></text:p>
      <text:p text:style-name="P4"><text:span text:style-name="T1">Not really.</text:span><text:span text:style-name="T2"> We don't have the information system that would homogeneously represent all of us. Right at this moment I surely have around a hundred different informatics representations in many systems: telephone contracts, service company databases, state files, computer systems (email, forums, internet portals, Skype, …) and I appear on contact lists of countless partners, not as a person but as an address they have reached me some time ago. My partner lists are stored in many gadgets (email address books, phone book in different handsets, paper notebook, …) that are very hard to synchronize, and they have simply no way to follow the changes in my partners addresses. Although I just want to surely reach my friend Peter, and I don't really care how.</text:span></text:p>
      <text:p text:style-name="P2">Take the example. I just want to reach my friend, but I immediately have to choose between my mobile or wired phone – or I can also use Skype when I am at my computer. Peter also has several ways to be accessed through many service providers (and keeps up to date by managing his own data). So, he has a contract with a telephone company that assigns him a number from its pool, and gives a SIM card that has the unique ID of his contract. He puts this card into his handset also given by this company (which can accept only this company's SIM cards in most cases). I may appear in the phone book in that handset, again not as a person, but as a number to which he assigned my name. So I choose his name from my list, the handset dials the number that I think is Peter's number given by his service company. My company first checks my contract and balance, then contacts his company, which looks up the contract by the dialed number, and takes the internal ID. Now it checks its network if there is a handset connected with that ID, and if yes, transfers the call to it. </text:p>
      <text:p text:style-name="P2">Even though Peter may sit at his computer with his headset on and can't hear the ring, but I could reach him through Skype. Or he can't speak right now, but we could exchange some short text messages – but of course I can't know about this either. Or he is using a new phone number now, which I can't get in this way. Or he is busy and would like to accept call with a certain level of importance, but I don't know about this, and he also has to decide if he picks up my call without knowing what I want. This is stone age informatics.</text:p>
      <text:p text:style-name="P2">Is Dust scenario technically possible? This is not a question – such systems do exist. Do you have doubts about reaching one person from the seven billion if you know the phone number? Are you surprised that your email arrives to the right mailbox within seconds anywhere on Earth, yet there are billions of email addresses? Are you surprised that the Skype contact window, which is visible on more than 21 million computers right now, correctly displays who are on line among your partners, finds that single gadget from the billions of systems connecting to the internet right now, that Peter sits in front of, and that you can video-phone with him wherever he might be in the “developed” world?</text:p>
      <text:p text:style-name="P2">All right, but if the good solution seems so evident, and what we actually have is so clumsy and requires extra efforts, it is surely impossible for some good reason. Yes, it is within our current circumstances. All the informatics service providers (programmers, hardware manufacturers) are interested in selling products, the more is the better – just think about the new versions of Office, or the different batteries and chargers of the mobile phones. No party is interested in creating a common standard which would reduce the work of all of them – and that solution would mean decrease in selling and a market monopoly, neither can be handled by our current economy. Furthermore, according to our current view of the world, we all have fundamentally opposing interests: we imagine our well being against the others, define “freedom” as the ability to hide from them or the community. Such a public information system would make all of us feel defenseless, and knowing the current control structures, entities and motivations, that would be a bad thing.</text:p>
      <text:p text:style-name="P2">This information system can't be created within the current politics and money controlled environment, neither the creators nor the users would benefit from it. Dust can't co-exist with our current approach, <text:span text:style-name="T1">the only way to make it is that it replaces the current system.</text:span> The real question is: do we choose the current informatics stone age and the inevitable heap of crisis created by it, or accept the chance of creating a totally new environment, a world that truly has a vision of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hatch draw:name="Red_20_Crossed_20_0_20_Degrees" draw:display-name="Red Crossed 0 Degrees" draw:style="double" draw:color="#800000" draw:distance="0.076cm" draw:rotation="900"/>
    <draw:hatch draw:name="Red_20_Crossed_20_45_20_Degrees" draw:display-name="Red Crossed 45 Degrees" draw:style="double" draw:color="#800000" draw:distance="0.076cm" draw:rotation="4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hu" fo:country="HU"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5H14M24S</meta:editing-duration>
    <meta:editing-cycles>71</meta:editing-cycles>
    <meta:generator>OpenOffice.org/3.3$Win32 OpenOffice.org_project/330m20$Build-9567</meta:generator>
    <dc:date>2012-02-14T12:34:58.19</dc:date>
    <dc:creator>Loránd Kedves</dc:creator>
    <meta:document-statistic meta:table-count="0" meta:image-count="0" meta:object-count="0" meta:page-count="3" meta:paragraph-count="21" meta:word-count="2066" meta:character-count="11891"/>
    <meta:user-defined meta:name="Info 1"/>
    <meta:user-defined meta:name="Info 2"/>
    <meta:user-defined meta:name="Info 3"/>
    <meta:user-defined meta:name="Info 4"/>
  </office:meta>
</office:document-meta>
</file>